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draw:frame draw:style-name="fr1" draw:name="Object1" text:anchor-type="paragraph" svg:x="1.385cm" svg:y="0.072cm" svg:width="13.314cm" svg:height="4.6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ses</text:p>
      <text:p text:style-name="P1">Optimal case above is 2</text:p>
      <text:p text:style-name="P1"/>
      <text:p text:style-name="P1">Unless otherwise specified, all descriptions below have default settings when opening Design Analyzer. Design Analyzer was restarted for each case. Design Optimization was run multiple times with mapping effort changed – starting with the lowest setting and incrementally increased to indicated mapping effort for each case below. <text:s/></text:p>
      <text:p text:style-name="P1"/>
      <text:p text:style-name="P1">All Low cases above were performed with low mapping effort </text:p>
      <text:p text:style-name="P1"/>
      <text:p text:style-name="P1">1) Medium mapping effort</text:p>
      <text:p text:style-name="P1">Structure logic on (timing driven structuring on, boolean Optimization on)</text:p>
      <text:p text:style-name="P1"/>
      <text:p text:style-name="P2">2) (OPTIMIAL CASE)</text:p>
      <text:p text:style-name="P2">High mapping effort</text:p>
      <text:p text:style-name="P2">Structure logic off</text:p>
      <text:p text:style-name="P1"></text:p>
      <text:p text:style-name="P1">3) High mapping effort</text:p>
      <text:p text:style-name="P1">Structure logic off</text:p>
      <text:p text:style-name="P1">Boundary Optimization on</text:p>
      <text:p text:style-name="P1"></text:p>
      <text:p text:style-name="P1">4) High mapping effort</text:p>
      <text:p text:style-name="P1">Structure logic on (timing driven structuring off, boolean Optimization on)</text:p>
      <text:p text:style-name="P1"></text:p>
      <text:p text:style-name="P1">5) Medium mapping effort</text:p>
      <text:p text:style-name="P1">Structure logic off</text:p>
      <text:p text:style-name="P1">Flatten Logic on (high effort, multiple output, apply strategy)</text:p>
      <text:p text:style-name="P1"></text:p>
      <text:p text:style-name="P1">6) High mapping effort</text:p>
      <text:p text:style-name="P1">Structure logic on (timing driven structuring on, Boolean optimization on)</text:p>
      <text:p text:style-name="P1">Flatten Logic on (high effort, multiple output, apply strategy)</text:p>
      <text:p text:style-name="P1">Boundary Optimization on</text:p>
      <text:p text:style-name="P1"/>
      <text:p text:style-name="P1"/>
      <text:p text:style-name="P1"/>
      <text:p text:style-name="P1"/>
      <text:p text:style-name="P1"/>
      <text:p text:style-name="P1"><text:soft-page-break/>2)</text:p>
      <text:p text:style-name="P1"/>
      <text:p text:style-name="P1"><text:s/>****************************************</text:p>
      <text:p text:style-name="P1">Report : area</text:p>
      <text:p text:style-name="P1">Design : FA</text:p>
      <text:p text:style-name="P1">Version: X-2005.09</text:p>
      <text:p text:style-name="P1">Date <text:s text:c="2"/>: Mon Mar 16 13:28:36 2015</text:p>
      <text:p text:style-name="P1">****************************************</text:p>
      <text:p text:style-name="P1"></text:p>
      <text:p text:style-name="P1">Library(s) Used:</text:p>
      <text:p text:style-name="P1"></text:p>
      <text:p text:style-name="P1"><text:s text:c="4"/>ece451_cells (File: /cad2/ece451/synopsys/ece451_cells.db)</text:p>
      <text:p text:style-name="P1"></text:p>
      <text:p text:style-name="P1">Number of ports: <text:s text:c="15"/>6</text:p>
      <text:p text:style-name="P1">Number of nets: <text:s text:c="15"/>20</text:p>
      <text:p text:style-name="P1">Number of cells: <text:s text:c="14"/>13</text:p>
      <text:p text:style-name="P1">Number of references: <text:s text:c="10"/>7</text:p>
      <text:p text:style-name="P1"></text:p>
      <text:p text:style-name="P1">Combinational area: <text:s text:c="7"/>617.399902</text:p>
      <text:p text:style-name="P1">Noncombinational area: <text:s text:c="3"/>1393.559937</text:p>
      <text:p text:style-name="P1">Net Interconnect area: <text:s text:c="6"/>0.284977 <text:s/></text:p>
      <text:p text:style-name="P1"></text:p>
      <text:p text:style-name="P1">Total cell area: <text:s text:c="9"/>2010.959961</text:p>
      <text:p text:style-name="P1">Total area: <text:s text:c="14"/>2011.244873</text:p>
      <text:p text:style-name="P1">1</text:p>
      <text:p text:style-name="P1">design_analyzer&gt; <text:s/></text:p>
      <text:p text:style-name="P1">****************************************</text:p>
      <text:p text:style-name="P1">Report : timing</text:p>
      <text:p text:style-name="P1"><text:s text:c="8"/>-path full</text:p>
      <text:p text:style-name="P1"><text:s text:c="8"/>-delay max</text:p>
      <text:p text:style-name="P1"><text:s text:c="8"/>-max_paths 1</text:p>
      <text:p text:style-name="P1">Design : FA</text:p>
      <text:p text:style-name="P1">Version: X-2005.09</text:p>
      <text:p text:style-name="P1">Date <text:s text:c="2"/>: Mon Mar 16 13:28:36 2015</text:p>
      <text:p text:style-name="P1">****************************************</text:p>
      <text:p text:style-name="P1"></text:p>
      <text:p text:style-name="P1">Operating Conditions: nom_pvt <text:s text:c="2"/>Library: ece451_cells</text:p>
      <text:p text:style-name="P1">Wire Load Model Mode: top</text:p>
      <text:p text:style-name="P1"></text:p>
      <text:p text:style-name="P1"><text:s text:c="2"/>Startpoint: a_reg (rising edge-triggered flip-flop clocked by clk)</text:p>
      <text:p text:style-name="P1"><text:s text:c="2"/>Endpoint: sum_out_reg</text:p>
      <text:p text:style-name="P1"><text:s text:c="12"/>(rising edge-triggered flip-flop clocked by clk)</text:p>
      <text:p text:style-name="P1"><text:s text:c="2"/>Path Group: clk</text:p>
      <text:p text:style-name="P1"><text:s text:c="2"/>Path Type: max</text:p>
      <text:p text:style-name="P1"></text:p>
      <text:p text:style-name="P1"><text:s text:c="2"/>Des/Clust/Port <text:s text:c="4"/>Wire Load Model <text:s text:c="6"/>Library</text:p>
      <text:p text:style-name="P1"><text:s text:c="2"/>------------------------------------------------</text:p>
      <text:p text:style-name="P1"><text:s text:c="2"/>FA <text:s text:c="16"/>q35_27k <text:s text:c="14"/>ece451_cells</text:p>
      <text:p text:style-name="P1"></text:p>
      <text:p text:style-name="P1"><text:soft-page-break/><text:s text:c="2"/>Point <text:s text:c="35"/>Incr <text:s text:c="6"/>Path</text:p>
      <text:p text:style-name="P1"><text:s text:c="2"/>-----------------------------------------------------------</text:p>
      <text:p text:style-name="P1"><text:s text:c="2"/>clock clk (rise edge) <text:s text:c="19"/>0.00 <text:s text:c="6"/>0.00</text:p>
      <text:p text:style-name="P1"><text:s text:c="2"/>clock network delay (ideal) <text:s text:c="13"/>0.00 <text:s text:c="6"/>0.00</text:p>
      <text:p text:style-name="P1"><text:s text:c="2"/>a_reg/C (fdp2) <text:s text:c="26"/>0.00 <text:s text:c="6"/>0.00 r</text:p>
      <text:p text:style-name="P1"><text:s text:c="2"/>a_reg/Q (fdp2) <text:s text:c="26"/>0.57 <text:s text:c="6"/>0.57 f</text:p>
      <text:p text:style-name="P1"><text:s text:c="2"/>U38/Q (xo2p2) <text:s text:c="27"/>0.40 <text:s text:c="6"/>0.97 r</text:p>
      <text:p text:style-name="P1"><text:s text:c="2"/>U34/NQ (xn2p2) <text:s text:c="26"/>0.31 <text:s text:c="6"/>1.28 r</text:p>
      <text:p text:style-name="P1"><text:s text:c="2"/>sum_out_reg/D (fdp1) <text:s text:c="20"/>0.00 <text:s text:c="6"/>1.28 r</text:p>
      <text:p text:style-name="P1"><text:s text:c="2"/>data arrival time <text:s text:c="34"/>1.28</text:p>
      <text:p text:style-name="P1"></text:p>
      <text:p text:style-name="P1"><text:s text:c="2"/>clock clk (rise edge) <text:s text:c="19"/>1.38 <text:s text:c="6"/>1.38</text:p>
      <text:p text:style-name="P1"><text:s text:c="2"/>clock network delay (ideal) <text:s text:c="13"/>0.00 <text:s text:c="6"/>1.38</text:p>
      <text:p text:style-name="P1"><text:s text:c="2"/>sum_out_reg/C (fdp1) <text:s text:c="20"/>0.00 <text:s text:c="6"/>1.38 r</text:p>
      <text:p text:style-name="P1"><text:s text:c="2"/>library setup time <text:s text:c="21"/>-0.09 <text:s text:c="6"/>1.29</text:p>
      <text:p text:style-name="P1"><text:s text:c="2"/>data required time <text:s text:c="33"/>1.29</text:p>
      <text:p text:style-name="P1"><text:s text:c="2"/>-----------------------------------------------------------</text:p>
      <text:p text:style-name="P1"><text:s text:c="2"/>data required time <text:s text:c="33"/>1.29</text:p>
      <text:p text:style-name="P1"><text:s text:c="2"/>data arrival time <text:s text:c="33"/>-1.28</text:p>
      <text:p text:style-name="P1"><text:s text:c="2"/>-----------------------------------------------------------</text:p>
      <text:p text:style-name="P1"><text:s text:c="2"/>slack (MET) <text:s text:c="40"/>0.01</text:p>
      <text:p text:style-name="P1">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i Cristian</meta:initial-creator>
    <meta:creation-date>2015-03-16T14:27:07</meta:creation-date>
    <dc:date>2015-03-16T14:45:53</dc:date>
    <dc:creator>Valentini Cristian</dc:creator>
    <meta:editing-duration>PT15M57S</meta:editing-duration>
    <meta:editing-cycles>19</meta:editing-cycles>
    <meta:generator>LibreOffice/3.5$Linux_X86_64 LibreOffice_project/350m1$Build-2</meta:generator>
    <meta:document-statistic meta:table-count="0" meta:image-count="0" meta:object-count="1" meta:page-count="3" meta:paragraph-count="96" meta:word-count="360" meta:character-count="3482" meta:non-whitespace-character-count="23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2.1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" style:font-name-complex="FreeSans"/>
    </style:style>
    <style:style style:name="ce4" style:family="table-cell" style:parent-style-name="Default">
      <style:table-cell-properties fo:border="0.06pt solid #000000"/>
      <style:text-properties style:font-name="Liberation Sans" fo:font-weight="bold" style:font-name-asian="Droid Sans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row table:style-name="ro1">
          <table:table-cell office:value-type="string">
            <text:p>Case</text:p>
          </table:table-cell>
          <table:table-cell office:value-type="string">
            <text:p>Clock (ns)</text:p>
          </table:table-cell>
          <table:table-cell office:value-type="string">
            <text:p>Slack (ns)</text:p>
          </table:table-cell>
          <table:table-cell table:style-name="ce1" office:value-type="string">
            <text:p>Effective Clock (ns)</text:p>
          </table:table-cell>
          <table:table-cell office:value-type="string">
            <text:p>Total Area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office:value-type="string">
            <text:p>2 ns Low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table:style-name="ce1" table:formula="of:=[.B2] - [.C2]" office:value-type="float" office:value="1.98">
            <text:p>1.98</text:p>
          </table:table-cell>
          <table:table-cell office:value-type="float" office:value="1781.91272">
            <text:p>1781.91272</text:p>
          </table:table-cell>
          <table:table-cell table:style-name="ce1" table:formula="of:=([.D2] - 1.4)*5000+[.E2]-2200" office:value-type="float" office:value="2481.91272">
            <text:p>2481.91272</text:p>
          </table:table-cell>
        </table:table-row>
        <table:table-row table:style-name="ro1">
          <table:table-cell office:value-type="string">
            <text:p>1.7 ns Low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style-name="ce1" table:formula="of:=[.B3]-[.C3]" office:value-type="float" office:value="1.7">
            <text:p>1.7</text:p>
          </table:table-cell>
          <table:table-cell office:value-type="float" office:value="2170.07373">
            <text:p>2170.07373</text:p>
          </table:table-cell>
          <table:table-cell table:formula="of:=([.D3] - 1.4)*5000+[.E3]-2200" office:value-type="float" office:value="1470.07373">
            <text:p>1470.07373</text:p>
          </table:table-cell>
        </table:table-row>
        <table:table-row table:style-name="ro1">
          <table:table-cell office:value-type="string">
            <text:p>1.5 ns Low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ce1" table:formula="of:=[.B4]-[.C4]" office:value-type="float" office:value="1.5">
            <text:p>1.5</text:p>
          </table:table-cell>
          <table:table-cell office:value-type="float" office:value="2293.552979">
            <text:p>2293.552979</text:p>
          </table:table-cell>
          <table:table-cell table:formula="of:=([.D4] - 1.4)*5000+[.E4]-2200" office:value-type="float" office:value="593.552979000001">
            <text:p>593.552979</text:p>
          </table:table-cell>
        </table:table-row>
        <table:table-row table:style-name="ro1">
          <table:table-cell office:value-type="string">
            <text:p>1.4 ns Low</text:p>
          </table:table-cell>
          <table:table-cell office:value-type="float" office:value="1.4">
            <text:p>1.4</text:p>
          </table:table-cell>
          <table:table-cell office:value-type="float" office:value="-0.07">
            <text:p>-0.07</text:p>
          </table:table-cell>
          <table:table-cell table:formula="of:=[.B5]-[.C5]" office:value-type="float" office:value="1.47">
            <text:p>1.47</text:p>
          </table:table-cell>
          <table:table-cell office:value-type="float" office:value="2452.32251">
            <text:p>2452.32251</text:p>
          </table:table-cell>
          <table:table-cell table:formula="of:=([.D5] - 1.4)*5000+[.E5]-2200" office:value-type="float" office:value="602.32251">
            <text:p>602.32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01">
            <text:p>0.01</text:p>
          </table:table-cell>
          <table:table-cell table:formula="of:=[.B6]-[.C6]" office:value-type="float" office:value="1.39">
            <text:p>1.39</text:p>
          </table:table-cell>
          <table:table-cell office:value-type="float" office:value="1940.684814">
            <text:p>1940.684814</text:p>
          </table:table-cell>
          <table:table-cell table:formula="of:=([.D6] - 1.4)*5000+[.E6]-2200" office:value-type="float" office:value="-309.315186">
            <text:p>-309.315186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0.01">
            <text:p>0.01</text:p>
          </table:table-cell>
          <table:table-cell table:style-name="ce4" table:formula="of:=[.B7]-[.C7]" office:value-type="float" office:value="1.37">
            <text:p>1.37</text:p>
          </table:table-cell>
          <table:table-cell table:style-name="ce2" office:value-type="float" office:value="2011.244873">
            <text:p>2011.244873</text:p>
          </table:table-cell>
          <table:table-cell table:style-name="ce4" table:formula="of:=([.D7] - 1.4)*5000+[.E7]-2200" office:value-type="float" office:value="-338.755127">
            <text:p>-338.755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formula="of:=[.B8]-[.C8]" office:value-type="float" office:value="1.4">
            <text:p>1.4</text:p>
          </table:table-cell>
          <table:table-cell office:value-type="float" office:value="2028.872925">
            <text:p>2028.872925</text:p>
          </table:table-cell>
          <table:table-cell table:formula="of:=([.D8] - 1.4)*5000+[.E8]-2200" office:value-type="float" office:value="-171.127075">
            <text:p>-171.127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-0.17">
            <text:p>-0.17</text:p>
          </table:table-cell>
          <table:table-cell table:formula="of:=[.B9]-[.C9]" office:value-type="float" office:value="1.37">
            <text:p>1.37</text:p>
          </table:table-cell>
          <table:table-cell office:value-type="float" office:value="2046.524902">
            <text:p>2046.524902</text:p>
          </table:table-cell>
          <table:table-cell table:formula="of:=([.D9] - 1.4)*5000+[.E9]-2200" office:value-type="float" office:value="-303.475098">
            <text:p>-303.4750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0]-[.C10]" office:value-type="float" office:value="1.37">
            <text:p>1.37</text:p>
          </table:table-cell>
          <table:table-cell office:value-type="float" office:value="2134.715576">
            <text:p>2134.715576</text:p>
          </table:table-cell>
          <table:table-cell table:formula="of:=([.D10] - 1.4)*5000+[.E10]-2200" office:value-type="float" office:value="-215.284423999999">
            <text:p>-215.2844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1]-[.C11]" office:value-type="float" office:value="1.37">
            <text:p>1.37</text:p>
          </table:table-cell>
          <table:table-cell office:value-type="float" office:value="2028.884888">
            <text:p>2028.884888</text:p>
          </table:table-cell>
          <table:table-cell table:formula="of:=([.D11] - 1.4)*5000+[.E11]-2200" office:value-type="float" office:value="-321.115111999999">
            <text:p>-321.11511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